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86964" officeooo:paragraph-rsid="00086964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officeooo:rsid="00086964" officeooo:paragraph-rsid="00086964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fo:font-weight="normal" officeooo:rsid="00086964" officeooo:paragraph-rsid="00086964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fo:font-weight="normal" officeooo:rsid="0008745a" officeooo:paragraph-rsid="0008745a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86964" officeooo:paragraph-rsid="0008696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874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745a" style:font-weight-asian="bold" style:font-weight-complex="bold"/>
    </style:style>
    <style:style style:name="T4" style:family="text">
      <style:text-properties fo:font-weight="bold" officeooo:rsid="00099af2" style:font-weight-asian="bold" style:font-weight-complex="bold"/>
    </style:style>
    <style:style style:name="T5" style:family="text">
      <style:text-properties fo:font-weight="bold" officeooo:rsid="0009b6d6" style:font-weight-asian="bold" style:font-weight-complex="bold"/>
    </style:style>
    <style:style style:name="T6" style:family="text">
      <style:text-properties officeooo:rsid="00099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titution des besoins des clients </text:p>
      <text:p text:style-name="P2">(Aurélien Chirot et Océane Gatien)</text:p>
      <text:p text:style-name="P3"/>
      <text:p text:style-name="P3"/>
      <text:p text:style-name="P3"/>
      <text:p text:style-name="P3"/>
      <text:p text:style-name="P3">Votre demande se porte sur la création d’un CRM pour votre entreprise.</text:p>
      <text:p text:style-name="P3"/>
      <text:p text:style-name="P3"/>
      <text:p text:style-name="P3"/>
      <text:p text:style-name="P5">Les principaux détails sont : </text:p>
      <text:p text:style-name="P3"/>
      <text:p text:style-name="P3">-La gestion d’une liste de prospect/clients</text:p>
      <text:p text:style-name="P3">-La gestion d’une liste de produits</text:p>
      <text:p text:style-name="P3">-La gestion pour les enregistrements des commandes</text:p>
      <text:p text:style-name="P3"/>
      <text:p text:style-name="P5">Le<text:span text:style-name="T6">s</text:span> coté<text:span text:style-name="T6">s</text:span> pratique et design sont : </text:p>
      <text:p text:style-name="P5"/>
      <text:p text:style-name="P3"><text:tab/>-Que le logiciel soit <text:span text:style-name="T2">responsive</text:span> afin qu’il s’<text:span text:style-name="T2">adapte à tous les supports</text:span></text:p>
      <text:p text:style-name="P3"><text:tab/>-Qu’il y <text:span text:style-name="T6">ait</text:span> des <text:span text:style-name="T2">menus déroulants</text:span> pour plus de facilit<text:span text:style-name="T6">é</text:span> de navigation</text:p>
      <text:p text:style-name="P3"><text:tab/>-Que les <text:span text:style-name="T3">tableaux</text:span><text:span text:style-name="T2"> soi</text:span><text:span text:style-name="T4">en</text:span><text:span text:style-name="T2">t triables </text:span>en cliquant sur la colonne.</text:p>
      <text:p text:style-name="P3"><text:tab/>-Qu’il y <text:span text:style-name="T6">ait</text:span> des <text:span text:style-name="T2">formulaires d’ajout </text:span>afin de rajouter clients/produits</text:p>
      <text:p text:style-name="P3"><text:tab/>-<text:span text:style-name="T1">Qu’il y ait des </text:span><text:span text:style-name="T3">champs obligatoires </text:span><text:span text:style-name="T1">pour l’identité du client.</text:span></text:p>
      <text:p text:style-name="P3"/>
      <text:p text:style-name="P3"/>
      <text:p text:style-name="P3"/>
      <text:p text:style-name="P4">Vous souhaitez que tous vos <text:span text:style-name="T2">clients </text:span>soi<text:span text:style-name="T6">en</text:span>t <text:span text:style-name="T2">majeur</text:span><text:span text:style-name="T5">s</text:span><text:span text:style-name="T2"> et européens.</text:span></text:p>
      <text:p text:style-name="P4"/>
      <text:p text:style-name="P4"/>
      <text:p text:style-name="P4"/>
      <text:p text:style-name="P4">Vous ne souhaitez <text:span text:style-name="T2">pas de turquoise</text:span> dans l’interface de CRM.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2:14:46.152756088</meta:creation-date>
    <dc:date>2018-08-29T13:41:06.133122700</dc:date>
    <meta:editing-duration>PT1H13M3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27" meta:character-count="798" meta:non-whitespace-character-count="677"/>
  </office:meta>
</office:document-meta>
</file>